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dateOptions.setNamespace( Namespace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dateOptions.getPub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Options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dateOptions.setConfsToExclude( String [ ] confsToEx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dateOptions.isUpdate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Options.setBranch( String pub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dateOptions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Options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Options.getConfsToEx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Options.setSettings( Parser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dateOptions.ge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Options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dateOptions.setReplaceInclude( boolean replace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dateOptions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Options.setResolvedRevisions( Map resolvedRevi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dateOptions.getResolvedRevi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Options.setUpdateBranch( boolean update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dateOptions.isReplace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Options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Options.setPubdate( Date pub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